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wasdee" svg:font-family="Sawasdee"/>
    <style:font-face style:name="Nimbus Sans L" svg:font-family="'Nimbus Sans L'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fc66" officeooo:paragraph-rsid="001dfc66"/>
    </style:style>
    <style:style style:name="P2" style:family="paragraph" style:parent-style-name="Text_20_body">
      <style:text-properties officeooo:rsid="001dfc66" officeooo:paragraph-rsid="001fc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ja Vu </text:p>
      <text:p text:style-name="P1"/>
      <text:p text:style-name="P1">app/models/entry.rb </text:p>
      <text:p text:style-name="P1"/>
      <text:p text:style-name="P1">class Entry &lt; ActiveRecord::Base </text:p>
      <text:p text:style-name="P1"><text:s text:c="2"/>attr_accessible :name, :medium, :url </text:p>
      <text:p text:style-name="P1"><text:s text:c="2"/>belongs_to :list </text:p>
      <text:p text:style-name="P1"><text:s text:c="2"/>validates :list_id, presence: true <text:s/></text:p>
      <text:p text:style-name="P1">end </text:p>
      <text:p text:style-name="P1"/>
      <text:p text:style-name="P1"/>
      <text:p text:style-name="P1">app/models/list.rb </text:p>
      <text:p text:style-name="P1"/>
      <text:p text:style-name="P1">class List &lt; ActiveRecord::Base </text:p>
      <text:p text:style-name="P1"><text:s text:c="2"/>attr_accessible :name, </text:p>
      <text:p text:style-name="P1"><text:s text:c="2"/>has_many :entries </text:p>
      <text:p text:style-name="P1">end </text:p>
      <text:p text:style-name="P1"/>
      <text:p text:style-name="P1"/>
      <text:p text:style-name="P1"/>
      <text:p text:style-name="P1"/>
      <text:p text:style-name="P1">&lt;!-- &lt;% for i in 1..6 %&gt; </text:p>
      <text:p text:style-name="P1"><text:s text:c="2"/>&lt;div class="box"&gt; </text:p>
      <text:p text:style-name="P1"><text:s text:c="6"/>&lt;h3&gt;&lt;%=Medium.find(i).name.capitalize.pluralize %&gt;&lt;/h3&gt; </text:p>
      <text:p text:style-name="P1"><text:s text:c="6"/>&lt;ul&gt; </text:p>
      <text:p text:style-name="P1"><text:s text:c="10"/>&lt;%Medium.find(i).entries.each do |entry| %&gt; </text:p>
      <text:p text:style-name="P1"><text:s text:c="14"/>&lt;li&gt;&lt;%=entry.name%&gt; | &lt;span class ="button1"&gt;&lt;%= link_to "delete", entry, method: :delete, </text:p>
      <text:p text:style-name="P1"><text:s text:c="34"/>data: { confirm: "You sure?" } %&gt;&lt;/span&gt; </text:p>
      <text:p text:style-name="P1"><text:s text:c="34"/>| &lt;span class ="button1"&gt;&lt;%= link_to "archive/unarchive", entry, method: :put %&gt;&lt;/span&gt;&lt;/li&gt; </text:p>
      <text:p text:style-name="P1"><text:s text:c="10"/>&lt;%end%&gt; </text:p>
      <text:p text:style-name="P1"><text:s text:c="6"/>&lt;/ul&gt; </text:p>
      <text:p text:style-name="P1"><text:s text:c="2"/>&lt;/div&gt; </text:p>
      <text:p text:style-name="P1">&lt;% end %&gt; </text:p>
      <text:p text:style-name="P1"><text:soft-page-break/><text:s/></text:p>
      <text:p text:style-name="P1"><text:s/>--&gt; </text:p>
      <text:p text:style-name="P1"/>
      <text:p text:style-name="P1">&lt;!-- <text:s text:c="2"/>&lt;ul&gt; </text:p>
      <text:p text:style-name="P1"><text:s text:c="8"/>&lt;%Entry.all.each do |entry| %&gt; </text:p>
      <text:p text:style-name="P1"><text:s text:c="12"/>&lt;li&gt;&lt;%=entry.name%&gt; | &lt;span class ="button1"&gt;&lt;%= link_to "delete", entry, method: :delete, </text:p>
      <text:p text:style-name="P1"><text:s text:c="34"/>data: { confirm: "You sure?" } %&gt;&lt;/span&gt; </text:p>
      <text:p text:style-name="P1"><text:s text:c="32"/>| &lt;span class ="button1"&gt;&lt;%= link_to "archive/unarchive", entry, method: :put %&gt;&lt;/span&gt;&lt;/li&gt; </text:p>
      <text:p text:style-name="P1"><text:s text:c="8"/>&lt;%end%&gt; </text:p>
      <text:p text:style-name="P1"><text:s text:c="4"/>&lt;/ul&gt; --&gt; </text:p>
      <text:p text:style-name="P1"/>
      <text:p text:style-name="P1"/>
      <text:p text:style-name="P1">CODE FOR TWO BOXES SORTED BY LIST: </text:p>
      <text:p text:style-name="P1">&lt;% for i in 1..2 %&gt; </text:p>
      <text:p text:style-name="P1"><text:s text:c="2"/>&lt;div class="box neworarchive"&gt; </text:p>
      <text:p text:style-name="P1"><text:s text:c="6"/>&lt;h3&gt;&lt;%=List.find(i).name.capitalize %&gt;&lt;/h3&gt; </text:p>
      <text:p text:style-name="P1"><text:s text:c="6"/>&lt;ul&gt; </text:p>
      <text:p text:style-name="P1"><text:s text:c="8"/>&lt;%List.find(i).entries.each do |entry| %&gt; </text:p>
      <text:p text:style-name="P1"><text:s text:c="10"/>&lt;li&gt;&lt;%=entry.name%&gt; | &lt;span class ="button1"&gt;&lt;%= link_to "delete", entry, method: :delete, </text:p>
      <text:p text:style-name="P1"><text:s text:c="30"/>data: { confirm: "You sure?" } %&gt;&lt;/span&gt; </text:p>
      <text:p text:style-name="P1"><text:s text:c="30"/>| &lt;span class ="button1"&gt;&lt;%= link_to "switch", entry, method: :put %&gt;&lt;/span&gt;&lt;/li&gt; </text:p>
      <text:p text:style-name="P1"><text:s text:c="8"/>&lt;%end%&gt; </text:p>
      <text:p text:style-name="P1"><text:s text:c="6"/>&lt;/ul&gt; </text:p>
      <text:p text:style-name="P1"><text:s text:c="2"/>&lt;/div&gt;&lt;!--box neworarchive--&gt; </text:p>
      <text:p text:style-name="P1">&lt;% end %&gt; </text:p>
      <text:p text:style-name="P1"><text:s/></text:p>
      <text:p text:style-name="P1"/>
      <text:p text:style-name="P1">CODE FOR SIX BOXES SORTED BY MEDIUM: </text:p>
      <text:p text:style-name="P1">&lt;% for i in 1..6 %&gt; </text:p>
      <text:p text:style-name="P1"><text:s text:c="2"/>&lt;div class="box neworarchive"&gt; </text:p>
      <text:p text:style-name="P1"><text:s text:c="6"/>&lt;h3&gt;&lt;%=Medium.find(i).name.capitalize %&gt;&lt;/h3&gt; </text:p>
      <text:p text:style-name="P1"><text:s text:c="6"/>&lt;ul&gt; </text:p>
      <text:p text:style-name="P1"><text:s text:c="8"/>&lt;%Medium.find(i).entries.each do |entry| %&gt; </text:p>
      <text:p text:style-name="P1"><text:soft-page-break/><text:s text:c="10"/>&lt;li&gt;&lt;%=entry.name%&gt; | &lt;span class ="button1"&gt;&lt;%= link_to "delete", entry, method: :delete, </text:p>
      <text:p text:style-name="P1"><text:s text:c="30"/>data: { confirm: "You sure?" } %&gt;&lt;/span&gt; </text:p>
      <text:p text:style-name="P1"><text:s text:c="30"/>| &lt;span class ="button1"&gt;&lt;%= link_to "switch", entry, method: :put %&gt;&lt;/span&gt;&lt;/li&gt; </text:p>
      <text:p text:style-name="P1"><text:s text:c="8"/>&lt;%end%&gt; </text:p>
      <text:p text:style-name="P1"><text:s text:c="6"/>&lt;/ul&gt; </text:p>
      <text:p text:style-name="P1"><text:s text:c="2"/>&lt;/div&gt;&lt;!--box neworarchive--&gt; </text:p>
      <text:p text:style-name="P1">&lt;% end %&gt; </text:p>
      <text:p text:style-name="P1"/>
      <text:p text:style-name="P1"/>
      <text:p text:style-name="P1">CODE FOR THE DELETE AND ARCHIVE BUTTONS: </text:p>
      <text:p text:style-name="P1">| &lt;span class ="button1"&gt;&lt;%= link_to "delete", entry, method: :delete, </text:p>
      <text:p text:style-name="P1"><text:s text:c="30"/>data: { confirm: "You sure?" } %&gt;&lt;/span&gt; </text:p>
      <text:p text:style-name="P1"><text:s text:c="30"/>| &lt;span class ="button1"&gt;&lt;%= link_to "switch", entry, method: :put %&gt;&lt;/span&gt; </text:p>
      <text:p text:style-name="P1"/>
      <text:p text:style-name="P1">CODE TO SORT OF DO IT BUT LISTING A NEW HEADING EVERY TIME THERE IS MORE THAN ONE BOOK </text:p>
      <text:p text:style-name="P1">&lt;% for l in 1..2 %&gt; </text:p>
      <text:p text:style-name="P1"><text:s text:c="2"/>&lt;div class="box neworarchive"&gt; </text:p>
      <text:p text:style-name="P1"><text:s text:c="6"/>&lt;h3&gt;&lt;%=List.find(l).name.capitalize %&gt;&lt;/h3&gt; </text:p>
      <text:p text:style-name="P1"><text:s text:c="6"/>&lt;% List.find(l).entries.each do |entry| %&gt; </text:p>
      <text:p text:style-name="P1"><text:s text:c="8"/>&lt;% for m in 1..6 %&gt; </text:p>
      <text:p text:style-name="P1"><text:s text:c="10"/>&lt;% if entry.medium_id == m%&gt; </text:p>
      <text:p text:style-name="P1"><text:s text:c="12"/>&lt;li&gt;&lt;%= entry.name%&gt; </text:p>
      <text:p text:style-name="P1"><text:s text:c="12"/>&lt;%= entry.medium.name%&gt;&lt;/li&gt; </text:p>
      <text:p text:style-name="P1"><text:s text:c="10"/>&lt;% end%&gt; </text:p>
      <text:p text:style-name="P1"><text:s text:c="8"/>&lt;% end%&gt; </text:p>
      <text:p text:style-name="P1"><text:s text:c="6"/>&lt;% end%&gt; </text:p>
      <text:p text:style-name="P1"><text:s text:c="2"/>&lt;/div&gt;&lt;!--box neworarchive--&gt; </text:p>
      <text:p text:style-name="P1">&lt;% end %&gt; </text:p>
      <text:p text:style-name="P1"><text:s/></text:p>
      <text:p text:style-name="P1"/>
      <text:p text:style-name="P1">Design: </text:p>
      <text:p text:style-name="P1">Main color: #338afd </text:p>
      <text:p text:style-name="P1">Secondary color: fda532 </text:p>
      <text:p text:style-name="P1"><text:soft-page-break/>Accent color: </text:p>
      <text:p text:style-name="P1">Text color: </text:p>
      <text:p text:style-name="P1"/>
      <text:p text:style-name="P1">Bright colors: 990099, FF3399 </text:p>
      <text:p text:style-name="P1"/>
      <text:p text:style-name="P1"/>
      <text:p text:style-name="P1">From the show.html.erb page: </text:p>
      <text:p text:style-name="P1"><text:s text:c="4"/>Entry no. &lt;%=@entry.id%&gt; </text:p>
      <text:p text:style-name="P1"><text:s text:c="4"/>&lt;p&gt;&lt;%= @entry.medium %&gt;, &lt;%= @entry.status %&gt;, &lt;%= @entry.name %&gt;, &lt;%= @entry.url %&gt;&lt;/p&gt; </text:p>
      <text:p text:style-name="P1"/>
      <text:p text:style-name="P1"/>
      <text:p text:style-name="P1">from the old index: </text:p>
      <text:p text:style-name="P1">&lt;% for l in 1..2 %&gt; </text:p>
      <text:p text:style-name="P1"><text:s text:c="4"/>&lt;div class="box neworarchive"&gt; </text:p>
      <text:p text:style-name="P1"><text:s text:c="6"/>&lt;h3&gt;&lt;%= List.find(l).name.capitalize %&gt;&lt;/h3&gt; </text:p>
      <text:p text:style-name="P1"><text:s text:c="8"/>&lt;% for m in 1..Medium.count %&gt; </text:p>
      <text:p text:style-name="P1"><text:s text:c="10"/>&lt;h4&gt;&lt;%= Medium.find(m).name.pluralize.capitalize %&gt;&lt;/h4&gt; </text:p>
      <text:p text:style-name="P1"><text:s text:c="10"/>&lt;% Medium.find(m).entries.each do |entry| %&gt; </text:p>
      <text:p text:style-name="P1"><text:s text:c="12"/>&lt;ul&gt; </text:p>
      <text:p text:style-name="P1"><text:s text:c="14"/>&lt;% if entry.list_id == l %&gt; </text:p>
      <text:p text:style-name="P1"><text:s text:c="16"/>&lt;li&gt;&lt;a href="&lt;%= entry.url %&gt;"&gt;&lt;%= entry.name %&gt;&lt;/a&gt; </text:p>
      <text:p text:style-name="P1"><text:s text:c="18"/>| &lt;span class ="button1"&gt;&lt;%= link_to "delete", entry, method: :delete, </text:p>
      <text:p text:style-name="P1"><text:s text:c="20"/>data: { confirm: "You sure?" } %&gt;&lt;/span&gt; </text:p>
      <text:p text:style-name="P1"><text:s text:c="18"/>| &lt;span class ="button1"&gt; </text:p>
      <text:p text:style-name="P1"><text:s text:c="20"/>&lt;% <text:s/>if l == 1 %&gt; </text:p>
      <text:p text:style-name="P1"><text:s text:c="22"/>&lt;%= link_to "archive", entry, method: :put %&gt; </text:p>
      <text:p text:style-name="P1"><text:s text:c="20"/>&lt;% <text:s/>else %&gt; </text:p>
      <text:p text:style-name="P1"><text:s text:c="22"/>&lt;%= link_to "unarchive", entry, method: :put %&gt; </text:p>
      <text:p text:style-name="P1"><text:s text:c="20"/>&lt;% <text:s/>end %&gt; </text:p>
      <text:p text:style-name="P1"><text:s text:c="17"/>&lt;/span&gt;&lt;/li&gt; </text:p>
      <text:p text:style-name="P1"><text:s text:c="15"/>&lt;% end %&gt; </text:p>
      <text:p text:style-name="P1"><text:s text:c="13"/>&lt;/ul&gt; </text:p>
      <text:p text:style-name="P1"><text:s text:c="12"/>&lt;% end %&gt; </text:p>
      <text:p text:style-name="P1"><text:s text:c="10"/>&lt;% end%&gt; </text:p>
      <text:p text:style-name="P1"><text:soft-page-break/><text:s text:c="2"/>&lt;/div&gt;&lt;!--box neworarchive--&gt; </text:p>
      <text:p text:style-name="P1">&lt;% end %&gt; </text:p>
      <text:p text:style-name="P1"/>
      <text:p text:style-name="P1">Some of the sites that don't work: </text:p>
      <text:p text:style-name="P1">http://gridwatch.templar.co.uk/ </text:p>
      <text:p text:style-name="P1">Problems with adding things to dejavu: </text:p>
      <text:p text:style-name="P1">Won't work? </text:p>
      <text:p text:style-name="P1"/>
      <text:p text:style-name="P1"/>
      <text:p text:style-name="P1">SQLite3::ConstraintException: entries.name may not be NULL: INSERT INTO "entries" ("created_at", "list_id", "medium_id", "name", "updated_at", "url") VALUES (?, ?, ?, ?, ?, ?) </text:p>
      <text:p text:style-name="P1"/>
      <text:p text:style-name="P1">http://www.corporatewatch.org/download.php?id=157 (pdf) </text:p>
      <text:p text:style-name="P1">http://www.corporatewatch.org/download.php?id=123 (pdf) </text:p>
      <text:p text:style-name="P1">http://www.neweconomics.org/sites/neweconomics.org/files/UnburnableCarbon_WEB.pdf </text:p>
      <text:p text:style-name="P1"/>
      <text:p text:style-name="P1">http://www.bbcgoodfood.com/recipes/531643/moroccan-kofte-with-spicy-tomato-sauce </text:p>
      <text:p text:style-name="P1">http://www.bbcgoodfood.com/recipes/4594/tomato-spinach-and-mascarpone-gnocchi </text:p>
      <text:p text:style-name="P1">http://www.bbcgoodfood.com/recipes/3623/courgette-fritters-with-tomato-and-feta-salsa </text:p>
      <text:p text:style-name="P1">http://www.bbcgoodfood.com/recipes/4716/creamy-courgette-lasagne </text:p>
      <text:p text:style-name="P1">http://www.bbcgoodfood.com/recipes/1587/honeyed-winter-salad </text:p>
      <text:p text:style-name="P1">http://www.bbcgoodfood.com/recipes/4553/spinach-baked-eggs-with-parmesan-and-tomato-toasts </text:p>
      <text:p text:style-name="P1"/>
      <text:p text:style-name="P1">http://www3.open.ac.uk/study/undergraduate/qualification/pathways/q64-6.htm Physics </text:p>
      <text:p text:style-name="P1">http://www3.open.ac.uk/study/undergraduate/qualification/pathways/q64-7.htm Astronomy </text:p>
      <text:p text:style-name="P1">http://www3.open.ac.uk/study/undergraduate/qualification/pathways/q31-1.htm Maths </text:p>
      <text:p text:style-name="P1">http://www3.open.ac.uk/study/undergraduate/qualification/pathways/q30-16.htm Advanced French and beginners Spanish </text:p>
      <text:p text:style-name="P1">http://www3.open.ac.uk/study/undergraduate/qualification/pathways/q07-1.htm Psychology </text:p>
      <text:p text:style-name="P1">http://www3.open.ac.uk/study/undergraduate/qualification/pathways/qd-1.htm Open Degree </text:p>
      <text:p text:style-name="P1">http://www3.open.ac.uk/study/undergraduate/qualification/pathways/q67-9.htm Software Development and Applied Mathematics </text:p>
      <text:p text:style-name="P1">http://www3.open.ac.uk/study/undergraduate/qualification/pathways/q67-16.htm Solutions Development and Pure Mathematics </text:p>
      <text:p text:style-name="P1"/>
      <text:p text:style-name="P1"><text:soft-page-break/>http://www.keirsey.com/personalityzone/wz22.asp </text:p>
      <text:p text:style-name="P2">http://www.redonline.co.uk/food/recipes/annabel-langbein-s-thai-style-beef-salad </text:p>
      <text:p text:style-name="P2"/>
      <text:p text:style-name="P1"/>
      <text:p text:style-name="P1"/>
      <text:p text:style-name="P1">503 Service Unavailable </text:p>
      <text:p text:style-name="P1">http://www.psychologytoday.com/blog/your-wise-brain/201210/cling-less-love-more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wasdee" svg:font-family="Sawasdee"/>
    <style:font-face style:name="Nimbus Sans L" svg:font-family="'Nimbus Sans L'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wasdee" fo:font-size="10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Sawasdee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awasdee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wasdee"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Coats</meta:initial-creator>
    <meta:creation-date>2013-03-29T18:28:38</meta:creation-date>
    <dc:date>2013-07-10T21:22:21</dc:date>
    <dc:creator>Emily Coats</dc:creator>
    <meta:editing-duration>PT26M25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6" meta:paragraph-count="139" meta:word-count="554" meta:character-count="6284" meta:non-whitespace-character-count="4823"/>
  </office:meta>
</office:document-meta>
</file>